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twork Programming Ex01</text:p>
      <text:p text:style-name="Standard">s1250050 Tsuyoshi Kumamoto</text:p>
      <text:p text:style-name="Standard"/>
      <text:p text:style-name="Standard">1. How many HTTP messages are there in this trace? </text:p>
      <text:p text:style-name="Standard"><text:tab/>2</text:p>
      <text:p text:style-name="Standard">2. What is the source address and destination address of the first HTTP message? </text:p>
      <text:p text:style-name="Standard"><text:tab/>Source address: 199.168.1.102</text:p>
      <text:p text:style-name="Standard"><text:tab/>Destination address: 128.199.245.12</text:p>
      <text:p text:style-name="Standard">3. What is the source address and destination address of the last HTTP message? </text:p>
      <text:p text:style-name="Standard"><text:tab/>Source address: 128.199.245.12</text:p>
      <text:p text:style-name="Standard"><text:tab/>Destination address: 199.168.1.102</text:p>
      <text:p text:style-name="Standard">4. Select HTTP message/packet #203. What are the protocol layers of this message? (Hint: look at the detail window, read bottom-up) </text:p>
      <text:p text:style-name="Standard"><text:tab/>Physical</text:p>
      <text:p text:style-name="Standard"><text:tab/>Link: Ethernet II</text:p>
      <text:p text:style-name="Standard"><text:tab/>Transport: TCP</text:p>
      <text:p text:style-name="Standard"><text:tab/>Application: HTML</text:p>
      <text:p text:style-name="Standard">5. What is the content length of this message? </text:p>
      <text:p text:style-name="Standard"><text:tab/>784byte</text:p>
      <text:p text:style-name="Standard">6. How many UDP-based packets are there in this trace? </text:p>
      <text:p text:style-name="Standard"><text:tab/>9</text:p>
      <text:p text:style-name="Standard">7. Select a UDP-based packet. What are the protocol layers of this packet? </text:p>
      <text:p text:style-name="Standard"><text:tab/>Physical</text:p>
      <text:p text:style-name="Standard"><text:tab/>Link: Ethernet II</text:p>
      <text:p text:style-name="Standard"><text:tab/>Transport: UDP</text:p>
      <text:p text:style-name="Standard"><text:tab/>Application: HTTP</text:p>
      <text:p text:style-name="Standard">8. Compare a) the protocol layers in question-4 and b) protocol layers in question-7 (please describe the differences and similarities)</text:p>
      <text:p text:style-name="Standard"><text:tab/>When TCP sends and receives data, it checks whether the data has arrived at the other party. UDP does not confirm that. Send data unilaterally.</text:p>
      <text:p text:style-name="Standard"/>
      <text:p text:style-name="P1">Home Work</text:p>
      <text:p text:style-name="Standard"/>
      <text:p text:style-name="Standard">9. What are the roles of hosts, communication links, and packets switches?</text:p>
      <text:p text:style-name="Standard"/>
      <text:p text:style-name="Standard">10. Please give examples of protocols at each layer of Internet protocol stack</text:p>
      <text:p text:style-name="Standard"/>
      <text:p text:style-name="Standard">11. What are routing and forwarding in networks?</text:p>
      <text:p text:style-name="Standard"/>
      <text:p text:style-name="Standard">12. Please explain the reasons for delay and loss on the Internet</text:p>
      <text:p text:style-name="Standard"/>
      <text:p text:style-name="Standard">13. Please describe the relationships between process, socket, and port number.</text:p>
      <text:p text:style-name="Standard"/>
      <text:p text:style-name="Standard">14. How do the processes on the same host communicate?</text:p>
      <text:p text:style-name="Standard"/>
      <text:p text:style-name="Standard">15. How do the processes on two different hosts communicate?</text:p>
      <text:p text:style-name="Standard"/>
      <text:p text:style-name="Standard">16. What are addresses of a host and a process?17. What is the meaning of “connection-oriented”?</text:p>
      <text:p text:style-name="Standard"><text:soft-page-break/></text:p>
      <text:p text:style-name="Standard">18. How can a sender know whether a packet is lost or not?</text:p>
      <text:p text:style-name="Standard"/>
      <text:p text:style-name="Standard">19. When a receiver receives a packet, what are potential actions of the receiver?</text:p>
      <text:p text:style-name="Standard"/>
      <text:p text:style-name="Standard">20. Suppose that a feedback (ACK or NAK) is corrupted. What action(s) should the</text:p>
      <text:p text:style-name="Standard">sender do in this cas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hanHeiSun Uni" style:font-size-asian="12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hanHeiSun Uni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imbus Sans 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imbus Sans 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mamoto Tsuyoshi</meta:initial-creator>
    <meta:creation-date>2019-10-07T11:07:40</meta:creation-date>
    <dc:date>2019-10-07T12:01:37</dc:date>
    <dc:creator>Kumamoto Tsuyoshi</dc:creator>
    <meta:editing-duration>PT49M18S</meta:editing-duration>
    <meta:editing-cycles>5</meta:editing-cycles>
    <meta:generator>OpenOffice.org/3.3$Solaris_x86 OpenOffice.org_project/330m20$Build-9567</meta:generator>
    <meta:document-statistic meta:table-count="0" meta:image-count="0" meta:object-count="0" meta:page-count="2" meta:paragraph-count="39" meta:word-count="314" meta:character-count="1931"/>
  </office:meta>
</office:document-meta>
</file>